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16.46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18.2mm"/>
    </style:style>
    <style:style style:name="co13" style:family="table-column">
      <style:table-column-properties fo:break-before="auto" style:column-width="20.96mm"/>
    </style:style>
    <style:style style:name="co14" style:family="table-column">
      <style:table-column-properties fo:break-before="auto" style:column-width="20.71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2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m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1">
        <office:forms form:automatic-focus="false" form:apply-design-mode="false"/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1">
        <office:forms form:automatic-focus="false" form:apply-design-mode="false"/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1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7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1:39:57.703145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1-07-24T04:13:26.975970793</dc:date>
    <meta:editing-duration>P4DT13H36M19S</meta:editing-duration>
    <meta:editing-cycles>217</meta:editing-cycles>
    <meta:generator>LibreOffice/6.1.5.2$Linux_X86_64 LibreOffice_project/10$Build-2</meta:generator>
    <meta:print-date>2021-07-24T04:13:00.739279660</meta:print-date>
    <meta:document-statistic meta:table-count="7" meta:cell-count="4123" meta:object-count="0"/>
  </office:meta>
</office:document-meta>
</file>